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07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="Rounded_20_large_20_Arrow" draw:marker-start-width="0.3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922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07cm" svg:height="0.878cm" svg:x="1.4cm" svg:y="1.411cm">
          <draw:text-box>
            <text:p><text:span text:style-name="T1">Android-Gerät 1</text:span></text:p>
          </draw:text-box>
        </draw:frame>
        <draw:frame draw:style-name="gr1" draw:text-style-name="P1" draw:layer="layout" svg:width="4.507cm" svg:height="0.878cm" svg:x="12.43cm" svg:y="1.392cm">
          <draw:text-box>
            <text:p><text:span text:style-name="T1">Android-Gerät 2</text:span></text:p>
          </draw:text-box>
        </draw:frame>
        <draw:line draw:style-name="gr2" draw:text-style-name="P2" draw:layer="layout" svg:x1="3.54cm" svg:y1="3.921cm" svg:x2="3.54cm" svg:y2="27.67cm">
          <text:p/>
        </draw:line>
        <draw:custom-shape draw:style-name="gr3" draw:text-style-name="P4" draw:layer="layout" svg:width="3.81cm" svg:height="1.27cm" svg:x="1.716cm" svg:y="2.67cm">
          <text:p text:style-name="P3"><text:span text:style-name="T1">Send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16cm" svg:y1="3.921cm" svg:x2="14.716cm" svg:y2="27.67cm">
          <text:p/>
        </draw:line>
        <draw:custom-shape draw:style-name="gr3" draw:text-style-name="P4" draw:layer="layout" svg:width="3.81cm" svg:height="1.27cm" svg:x="12.746cm" svg:y="2.651cm">
          <text:p text:style-name="P3"><text:span text:style-name="T1">Receiv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.54cm" svg:y1="4.81cm" svg:x2="14.716cm" svg:y2="4.81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Start-Code für Bluetooth-</text:span></text:p>
          <text:p text:style-name="P3"><text:span text:style-name="T1">Synchronisierung</text:span></text:p>
        </draw:line>
        <draw:line draw:style-name="gr4" draw:text-style-name="P5" draw:layer="layout" svg:x1="3.54cm" svg:y1="7.35cm" svg:x2="14.716cm" svg:y2="7.35cm">
          <text:p text:style-name="P3"><text:span text:style-name="T1"/></text:p>
          <text:p text:style-name="P3"><text:span text:style-name="T1"/></text:p>
          <text:p text:style-name="P3"><text:span text:style-name="T1">MAC-Adresse</text:span></text:p>
        </draw:line>
        <draw:line draw:style-name="gr4" draw:text-style-name="P5" draw:layer="layout" svg:x1="3.54cm" svg:y1="12.43cm" svg:x2="14.716cm" svg:y2="12.43cm">
          <text:p text:style-name="P3"><text:span text:style-name="T1"/></text:p>
          <text:p text:style-name="P3"><text:span text:style-name="T1"/></text:p>
          <text:p text:style-name="P3"><text:span text:style-name="T1">Next-File-Code</text:span></text:p>
        </draw:line>
        <draw:line draw:style-name="gr5" draw:text-style-name="P6" draw:layer="layout" svg:x1="3.54cm" svg:y1="9.89cm" svg:x2="14.716cm" svg:y2="9.89cm">
          <text:p text:style-name="P3"><text:span text:style-name="T1"/></text:p>
          <text:p text:style-name="P3"><text:span text:style-name="T1"/></text:p>
          <text:p text:style-name="P3"><text:span text:style-name="T1">Continue-Code</text:span></text:p>
        </draw:line>
        <draw:line draw:style-name="gr4" draw:text-style-name="P5" draw:layer="layout" svg:x1="3.54cm" svg:y1="14.97cm" svg:x2="14.716cm" svg:y2="14.97cm">
          <text:p text:style-name="P3"><text:span text:style-name="T1"/></text:p>
          <text:p text:style-name="P3"><text:span text:style-name="T1"/></text:p>
          <text:p text:style-name="P3"><text:span text:style-name="T1">Datei-Pfad</text:span></text:p>
        </draw:line>
        <draw:line draw:style-name="gr4" draw:text-style-name="P5" draw:layer="layout" svg:x1="3.54cm" svg:y1="17.51cm" svg:x2="14.716cm" svg:y2="17.51cm">
          <text:p text:style-name="P3"><text:span text:style-name="T1"/></text:p>
          <text:p text:style-name="P3"><text:span text:style-name="T1"/></text:p>
          <text:p text:style-name="P3"><text:span text:style-name="T1">Zeitstempel der letzten Änderung</text:span></text:p>
        </draw:line>
        <draw:line draw:style-name="gr4" draw:text-style-name="P5" draw:layer="layout" svg:x1="3.54cm" svg:y1="20.05cm" svg:x2="14.716cm" svg:y2="20.05cm">
          <text:p text:style-name="P3"><text:span text:style-name="T1"/></text:p>
          <text:p text:style-name="P3"><text:span text:style-name="T1"/></text:p>
          <text:p text:style-name="P3"><text:span text:style-name="T1">Datei-Inhalt</text:span></text:p>
        </draw:line>
        <draw:custom-shape draw:style-name="gr6" draw:text-style-name="P2" draw:layer="layout" svg:width="1.397cm" svg:height="7.62cm" svg:x="15.305cm" svg:y="12.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5" draw:layer="layout" svg:x1="3.54cm" svg:y1="22.59cm" svg:x2="14.716cm" svg:y2="22.59cm">
          <text:p text:style-name="P3"><text:span text:style-name="T1"/></text:p>
          <text:p text:style-name="P3"><text:span text:style-name="T1"/></text:p>
          <text:p text:style-name="P3"><text:span text:style-name="T1">Last-File-Code</text:span></text:p>
        </draw:line>
        <draw:line draw:style-name="gr5" draw:text-style-name="P6" draw:layer="layout" svg:x1="3.54cm" svg:y1="25.13cm" svg:x2="14.716cm" svg:y2="25.13cm">
          <text:p text:style-name="P3"><text:span text:style-name="T1"/></text:p>
          <text:p text:style-name="P3"><text:span text:style-name="T1"/></text:p>
          <text:p text:style-name="P3"><text:span text:style-name="T1">Completed-Code</text:span></text:p>
        </draw:line>
        <draw:frame draw:style-name="gr7" draw:text-style-name="P1" draw:layer="layout" svg:width="3.855cm" svg:height="0.878cm" svg:x="16.737cm" svg:y="15.759cm">
          <draw:text-box>
            <text:p><text:span text:style-name="T1">Wiederholb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4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8-01-06T20:49:34.293246267</dc:date>
    <meta:editing-duration>PT1H29M40S</meta:editing-duration>
    <meta:editing-cycles>11</meta:editing-cycles>
    <meta:generator>LibreOffice/5.1.6.2$Linux_X86_64 LibreOffice_project/10m0$Build-2</meta:generator>
    <meta:document-statistic meta:object-count="17"/>
  </office:meta>
</office:document-meta>
</file>